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41"/>SNU developer log day 441</text:h>
      <text:p text:style-name="P2">I didn't feel like doing too much with SNU today. I have other projects to work on, including schoolwork, and I want to put more effort into a single SNU feature today, rather than ahve many features. Today, I did documentation updates, and also worked on addressing a privacy issue with the White, Black, and Greylist system. But today, I mostly focused on improving the SNU video player. I finally found the source src of the issue of why the subtitles won't show up (the button) I was missing a src attribute after the original source tag. I still have to figure out how to address the caption security issue first before they can even show up, and I need to figure out how to apply a scrollbar to it, so that subtitles are visible.</text:p>
      <text:p text:style-name="P2">I am getting ready to start working on more projects for SNU, but I still need to also find time for personal and life projects. The site has had a slow development rate for a while, but significant changes are being made to the foundation and government. The site is still far from ready, and I am getting it prepared for public demonstration. Today was a decent day for development, mostly for the video player.</text:p>
      <text:p text:style-name="Text_20_body"><text:span text:style-name="T1">Sean Patrick Myrick on April 15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6:45:44.394000000</meta:creation-date>
    <dc:date>2020-04-16T16:46:06.983000000</dc:date>
    <meta:editing-duration>PT27S</meta:editing-duration>
    <meta:editing-cycles>1</meta:editing-cycles>
    <meta:document-statistic meta:table-count="0" meta:image-count="0" meta:object-count="0" meta:page-count="1" meta:paragraph-count="4" meta:word-count="222" meta:character-count="1211" meta:non-whitespace-character-count="993"/>
    <meta:generator>LibreOffice/6.1.2.1$Windows_X86_64 LibreOffice_project/65905a128db06ba48db947242809d14d3f9a93fe</meta:generator>
  </office:meta>
</office:document-meta>
</file>